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yuthi" svg:font-family="Dyuthi" style:font-pitch="variable"/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, sans-serif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Dyuthi" fo:font-size="28pt" fo:font-weight="bold" officeooo:paragraph-rsid="00190acb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Dyuthi" fo:font-size="28pt" fo:font-weight="bold" officeooo:rsid="0019a6e5" officeooo:paragraph-rsid="0019a6e5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arial" fo:font-size="16pt" fo:font-style="normal" officeooo:paragraph-rsid="00190a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9a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RAINING</text:span> …</text:p>
      <text:p text:style-name="P2">Keyner Andres Barrios Ochoa</text:p>
      <text:p text:style-name="P2">A1</text:p>
      <text:p text:style-name="P3">Hi, my name is Keyner. I'm 21 years old. I'm from Colombia and live in Barranquilla with my parents and sister. Every day I get up at 8:30 a.m. to have breakfast and then go to classes at Riwi from 2 p.m. to 8 p.m. When I get home, I watch soccer games, anime, and cooking videos to learn how to prepare meals on the weekends. I also practice programming to expand my knowledge of the topics. In my free time, I'm playing a new game. Right now, I'm participating in a soccer tournament. I really enjoy watching soccer. I do vocabulary exercises to improve my Englis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yuthi" svg:font-family="Dyuthi" style:font-pitch="variable"/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, sans-serif"/>
    <style:font-face style:name="aakar" svg:font-family="aakar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43:40.463442105</meta:creation-date>
    <dc:date>2025-04-24T18:42:46.893225006</dc:date>
    <meta:editing-duration>PT16M31S</meta:editing-duration>
    <meta:editing-cycles>1</meta:editing-cycles>
    <meta:document-statistic meta:table-count="0" meta:image-count="0" meta:object-count="0" meta:page-count="1" meta:paragraph-count="4" meta:word-count="114" meta:character-count="606" meta:non-whitespace-character-count="496"/>
    <meta:generator>LibreOffice/24.2.7.2$Linux_X86_64 LibreOffice_project/420$Build-2</meta:generator>
  </office:meta>
</office:document-meta>
</file>